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0892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dcfb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Calibri" fo:font-size="18pt" style:text-underline-style="none" officeooo:rsid="005b069d" officeooo:paragraph-rsid="005b069d" style:font-size-asian="18pt" style:font-size-complex="18pt"/>
    </style:style>
    <style:style style:name="P5" style:family="paragraph" style:parent-style-name="Standard">
      <style:text-properties style:font-name="Calibri" fo:font-size="18pt" style:text-underline-style="none" officeooo:rsid="00629fb6" officeooo:paragraph-rsid="00629fb6" style:font-size-asian="18pt" style:font-size-complex="18pt"/>
    </style:style>
    <style:style style:name="P6" style:family="paragraph" style:parent-style-name="Standard">
      <style:text-properties style:font-name="Calibri" fo:font-size="18pt" style:text-underline-style="none" officeooo:rsid="0066ffa0" officeooo:paragraph-rsid="0066ffa0" style:font-size-asian="18pt" style:font-size-complex="18pt"/>
    </style:style>
    <style:style style:name="P7" style:family="paragraph" style:parent-style-name="Standard">
      <style:text-properties style:font-name="Calibri" fo:font-size="18pt" style:text-underline-style="none" officeooo:rsid="00678b37" officeooo:paragraph-rsid="00678b37" style:font-size-asian="18pt" style:font-size-complex="18pt"/>
    </style:style>
    <style:style style:name="P8" style:family="paragraph" style:parent-style-name="Standard">
      <style:text-properties style:font-name="Calibri" fo:font-size="18pt" style:text-underline-style="none" officeooo:rsid="0069809c" officeooo:paragraph-rsid="0069809c" style:font-size-asian="18pt" style:font-size-complex="18pt"/>
    </style:style>
    <style:style style:name="P9" style:family="paragraph" style:parent-style-name="Standard">
      <style:text-properties fo:color="#00a933" loext:opacity="100%" style:font-name="Calibri" fo:font-size="18pt" fo:font-style="italic" style:text-underline-style="none" officeooo:rsid="0069809c" officeooo:paragraph-rsid="0069809c" style:font-size-asian="18pt" style:font-style-asian="italic" style:font-size-complex="18pt" style:font-style-complex="italic"/>
    </style:style>
    <style:style style:name="P10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3b96d"/>
    </style:style>
    <style:style style:name="P11" style:family="paragraph" style:parent-style-name="Standard">
      <style:text-properties style:font-name="Calibri" fo:font-size="18pt" style:text-underline-style="none" fo:font-weight="normal" officeooo:rsid="0069809c" officeooo:paragraph-rsid="0069809c" style:font-size-asian="18pt" style:font-weight-asian="normal" style:font-size-complex="18pt" style:font-weight-complex="normal"/>
    </style:style>
    <style:style style:name="P12" style:family="paragraph" style:parent-style-name="Standard">
      <style:text-properties fo:color="#00a933" loext:opacity="100%" style:font-name="Calibri" fo:font-size="18pt" fo:font-style="italic" style:text-underline-style="none" fo:font-weight="normal" officeooo:rsid="0069809c" officeooo:paragraph-rsid="0069809c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size="28pt" fo:font-weight="bold" officeooo:rsid="00576e4b" style:font-name-asian="Noto Sans CJK SC" style:font-size-asian="28pt" style:font-weight-asian="bold" style:font-name-complex="Lohit Devanagari" style:font-size-complex="28pt" style:font-weight-complex="bold"/>
    </style:style>
    <style:style style:name="T2" style:family="text">
      <style:text-properties officeooo:rsid="0061ded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1dedc" style:font-weight-asian="bold" style:font-weight-complex="bold"/>
    </style:style>
    <style:style style:name="T5" style:family="text">
      <style:text-properties fo:font-weight="bold" officeooo:rsid="006e02b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61dedc" style:font-weight-asian="normal" style:font-weight-complex="normal"/>
    </style:style>
    <style:style style:name="T8" style:family="text">
      <style:text-properties fo:font-weight="normal" officeooo:rsid="0069cbf0" style:font-weight-asian="normal" style:font-weight-complex="normal"/>
    </style:style>
    <style:style style:name="T9" style:family="text">
      <style:text-properties fo:font-weight="normal" officeooo:rsid="006c992c" style:font-weight-asian="normal" style:font-weight-complex="normal"/>
    </style:style>
    <style:style style:name="T10" style:family="text">
      <style:text-properties fo:font-weight="normal" officeooo:rsid="006e02b1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069cb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Le</text:span> cours</text:p>
      <text:p text:style-name="P1"/>
      <text:p text:style-name="P1">Activité <text:s/><text:sequence text:ref-name="refDrawing0" text:name="Drawing" text:formula="ooow:Drawing+1" style:num-format="1">1</text:sequence> :</text:p>
      <text:p text:style-name="P1"/>
      <text:p text:style-name="P4">L<text:span text:style-name="T2">e son est une </text:span><text:span text:style-name="T4">vibration </text:span><text:span text:style-name="T10">qui se propage dans toutes les directions</text:span><text:span text:style-name="T7">. Sa propagation se fait dans un </text:span><text:span text:style-name="T4">milieu matériel</text:span><text:span text:style-name="T7"> (pas de propagation dans le vide).</text:span></text:p>
      <text:p text:style-name="P2"/>
      <text:p text:style-name="P2">Activité <text:s/><text:sequence text:ref-name="refDrawing1" text:name="Drawing" text:formula="ooow:Drawing+1" style:num-format="1">2</text:sequence> :</text:p>
      <text:p text:style-name="P2"/>
      <text:p text:style-name="P5">Un son est caractérisé par :</text:p>
      <text:p text:style-name="P5">- sa fréquence, exprimée en Hertz (noté Hz).</text:p>
      <text:p text:style-name="P6">L'oreille humaine est un récepteur de signaux sonores : elle ne détecte que ceux dont la fréquence est comprise entre 20Hz et 20 000 Hz.</text:p>
      <text:p text:style-name="P6"/>
      <text:p text:style-name="P5">- son intensité (ou niveau sonore) exprimé en décibel (noté db).</text:p>
      <text:p text:style-name="P7">Une intensité supérieure à 85db représente un danger (surtout si la durée d'exposition est longue).</text:p>
      <text:p text:style-name="P8">Il est <text:span text:style-name="T11">indispensable</text:span><text:span text:style-name="T6"> </text:span>de se protéger des sons trop intenses pour éviter <text:span text:style-name="T12">de développer </text:span>des <text:span text:style-name="T3">acouphènes</text:span><text:span text:style-name="T6"> </text:span><text:span text:style-name="T8">(</text:span><text:span text:style-name="T6">ou autres </text:span><text:span text:style-name="T8">problèmes de l'oreille…).</text:span></text:p>
      <text:p text:style-name="P11"/>
      <text:p text:style-name="P9"><text:span text:style-name="T6">Pensez à toujours avoir une paire de bouchon</text:span><text:span text:style-name="T9">s</text:span><text:span text:style-name="T6"> d'oreille</text:span><text:span text:style-name="T9">s</text:span><text:span text:style-name="T6"> sur vous par exemple.</text:span></text:p>
      <text:p text:style-name="P12"/>
      <text:p text:style-name="P3">Activité <text:s/><text:sequence text:ref-name="refDrawing2" text:name="Drawing" text:formula="ooow:Drawing+1" style:num-format="1">3</text:sequence> 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5M51S</meta:editing-duration>
    <meta:editing-cycles>20</meta:editing-cycles>
    <meta:generator>LibreOffice/7.0.4.2$Linux_X86_64 LibreOffice_project/00$Build-2</meta:generator>
    <meta:creation-date>2021-03-22T11:32:10.256620424</meta:creation-date>
    <meta:initial-creator>J Cercy</meta:initial-creator>
    <dc:date>2021-05-27T09:03:50.039381571</dc:date>
    <dc:creator>J Cercy</dc:creator>
    <meta:document-statistic meta:table-count="0" meta:image-count="0" meta:object-count="0" meta:page-count="1" meta:paragraph-count="12" meta:word-count="136" meta:character-count="781" meta:non-whitespace-character-count="654"/>
  </office:meta>
</office:document-meta>
</file>